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left"/>
    </style:style>
  </office:automatic-styles>
  <office:body>
    <office:text>
      <text:p text:style-name="P1"><text:span text:style-name="T1">Analysis of Electric Vehicle Sales in Top 3 California Counties</text:span></text:p>
      <text:p text:style-name="P1"><text:span text:style-name="T1"/></text:p>
      <text:p text:style-name="P1"><text:span text:style-name="T1">1.Why are the most EVs sold in the top 3 counties? (Shows demand according to state/district)</text:span></text:p>
      <text:p text:style-name="P1"><text:span text:style-name="T1">The high number of EV sales in the top 3 counties (Los Angeles, Orange, and Santa Clara) can be attributed to several factors:</text:span></text:p>
      <text:p text:style-name="P1"><text:span text:style-name="T1"/></text:p>
      <text:p text:style-name="P1"><text:span text:style-name="T1">Population and Urban Centers: These counties are among the most populous and economically developed regions in California. Higher population density and urban centers lead to increased demand for environmentally friendly transportation options, such as electric vehicles.</text:span></text:p>
      <text:p text:style-name="P1"><text:span text:style-name="T1"/></text:p>
      <text:p text:style-name="P1"><text:span text:style-name="T1">Government Incentives and Policies: The state of California has been a strong advocate for clean energy and environmental sustainability. It offers various incentives, rebates, and policy initiatives to encourage EV adoption, which may have a more significant impact in these populous counties with better access to resources and information.</text:span></text:p>
      <text:p text:style-name="P1"><text:span text:style-name="T1"/></text:p>
      <text:p text:style-name="P1"><text:span text:style-name="T1">Charging Infrastructure: Developed urban areas tend to have better charging infrastructure, making it more convenient for EV owners to charge their vehicles. This accessibility to charging stations encourages more people to consider and purchase electric vehicles.</text:span></text:p>
      <text:p text:style-name="P1"><text:span text:style-name="T1"/></text:p>
      <text:p text:style-name="P1"><text:span text:style-name="T1">Consumer Preference for Type of Car: District scale to state scale</text:span></text:p>
      <text:p text:style-name="P1"><text:span text:style-name="T1">Understanding consumer preferences for EV types (all-electric, plug-in hybrid) requires data specifying the distribution of EV types sold at the district and state scales. Analyzing this data would provide insights into the type of EVs that are more popular in different regions.</text:span></text:p>
      <text:p text:style-name="P1"><text:span text:style-name="T1"/></text:p>
      <text:p text:style-name="P1"><text:span text:style-name="T1">Consumer Preference for Model of Car: District scale to state scale</text:span></text:p>
      <text:p text:style-name="P1"><text:span text:style-name="T1">Similarly, data on the distribution of top EV models sold at the district and state scales is necessary to determine the preferences of local consumers in terms of specific EV models.</text:span></text:p>
      <text:p text:style-name="P1"><text:span text:style-name="T1"/></text:p>
      <text:p text:style-name="P1"><text:span text:style-name="T1">Top 3 Models in the Top 3 Counties in CA: Obtain the MSRP price points and analyze across recent years (2019-2023)</text:span></text:p>
      <text:p text:style-name="P1"><text:span text:style-name="T1">To identify the top 3 EV models in the top 3 counties (Los Angeles, Orange, and Santa Clara), we need data specifying the sales breakdown by model. Additionally, obtaining the Manufacturer Suggested Retail Price (MSRP) of these models will help analyze their affordability and attractiveness to consumers in these regions. Analyzing sales data from 2019 to 2023 can reveal any trends in the popularity of these models over time.</text:span></text:p>
      <text:p text:style-name="P1"><text:span text:style-name="T1"/></text:p>
      <text:p text:style-name="P1"><text:span text:style-name="T1">Gas Prices: Gas prices compared to EV sales/units</text:span></text:p>
      <text:p text:style-name="P1"><text:span text:style-name="T1">Analyzing gas prices and EV sales data over the same period can show whether fluctuations in gas prices influence EV sales in these regions. Higher gas prices may incentivize consumers to opt for electric vehicles as an alternative to traditional internal combustion engine vehicles.</text:span></text:p>
      <text:p text:style-name="P1"><text:span text:style-name="T1"/></text:p>
      <text:p text:style-name="P1"><text:span text:style-name="T1">Income Level: Find correlation between income levels and EV sales in these top 3 counties</text:span></text:p>
      <text:p text:style-name="P1"><text:span text:style-name="T1">Correlating income level data of residents in the top 3 counties with EV sales can help determine if higher income levels contribute to increased EV adoption rates. Regions with higher average incomes may have a greater willingness and ability to invest in electric vehicles.</text:span></text:p>
      <text:p text:style-name="P1"><text:span text:style-name="T1"/></text:p>
      <text:p text:style-name="P1"><text:span text:style-name="T1">Infrastructure: Comparison of nicer/developed roads/highways to EV units</text:span></text:p>
      <text:p text:style-name="P1"><text:span text:style-name="T1">Comparing the availability of charging infrastructure and the overall development of roads and highways in these counties with EV sales data can show whether better infrastructure supports higher EV adoption rates.</text:span></text:p>
      <text:p text:style-name="P1"><text:span text:style-name="T1"/></text:p>
      <text:p text:style-name="P1"><text:span text:style-name="T1">Conclusion:</text:span></text:p>
      <text:p text:style-name="P1"><text:span text:style-name="T1"/></text:p>
      <text:p text:style-name="P1"><text:span text:style-name="T1">To gain comprehensive insights into the factors driving the high EV sales in the top 3 counties of California, data on consumer preferences, specific EV models, MSRP price points, gas prices, income levels, and infrastructure development are needed. Analyzing this data will provide a clearer understanding of the underlying reasons for the popularity of electric vehicles in these regions and will assist policymakers and industry stakeholders in developing effective strategies to promote sustainable transportation across the state.</text:span></text:p>
      <text:p text:style-name="P1"><text:span text:style-name="T1"/></text:p>
      <text:p text:style-name="P1"><text:span text:style-name="T1"/></text:p>
      <text:p text:style-name="P1"><text:span text:style-name="T1"/></text:p>
      <text:p text:style-name="P1"><text:span text:style-name="T1">2.The bottom 3 counties with the least number of EVs sold (Trinity, Lassen, and Alpine) have several factors that contribute to the low adoption of electric vehicles, with income statistics being a significant influencing factor:</text:span></text:p>
      <text:p text:style-name="P1"><text:span text:style-name="T1"/></text:p>
      <text:p text:style-name="P1"><text:span text:style-name="T1">Lower Income Levels: These counties likely have lower average income levels compared to more affluent areas. Electric vehicles, especially newer models, can be relatively expensive, making them less affordable for residents with lower incomes.</text:span></text:p>
      <text:p text:style-name="P1"><text:span text:style-name="T1"/></text:p>
      <text:p text:style-name="P1"><text:span text:style-name="T1">Limited Access to Incentives: Counties with fewer financial resources may have limited access to additional incentives and rebates to encourage EV adoption. This lack of incentives could make the initial purchase cost of EVs prohibitive for many potential buyers.</text:span></text:p>
      <text:p text:style-name="P1"><text:span text:style-name="T1"/></text:p>
      <text:p text:style-name="P1"><text:span text:style-name="T1">Limited Charging Infrastructure: These counties might have fewer charging stations and a less developed charging infrastructure compared to urban areas. The lack of accessible charging points can create range anxiety and discourage potential EV buyers.</text:span></text:p>
      <text:p text:style-name="P1"><text:span text:style-name="T1"/></text:p>
      <text:p text:style-name="P1"><text:span text:style-name="T1">Awareness and Education: Counties with fewer resources might not have the means to conduct extensive awareness campaigns and educational programs about the benefits of EVs and the available incentives. Lack of information could lead to a reduced interest in electric vehicles.</text:span></text:p>
      <text:p text:style-name="P1"><text:span text:style-name="T1"/></text:p>
      <text:p text:style-name="P1"><text:span text:style-name="T1">Prevalence of Older Vehicles: In areas with lower income levels, residents may rely more on older gasoline-powered vehicles. The availability of affordable used electric vehicles might be limited, reducing the chances of potential buyers considering EVs.</text:span></text:p>
      <text:p text:style-name="P1"><text:span text:style-name="T1"/></text:p>
      <text:p text:style-name="P1"><text:span text:style-name="T1">Commuting and Transportation Options: In these counties, residents might have different commuting patterns and transportation preferences. Public transportation options might be limited, and residents might have less reliance on personal vehicles, including electric cars.</text:span></text:p>
      <text:p text:style-name="P1"><text:span text:style-name="T1"/></text:p>
      <text:p text:style-name="P1"><text:span text:style-name="T1">Rural Geography: The rural nature of some of these counties can also play a role in the low EV adoption. Long distances between destinations might raise concerns about the range and accessibility of charging points for EV owners.</text:span></text:p>
      <text:p text:style-name="P1"><text:span text:style-name="T1"/></text:p>
      <text:p text:style-name="P1"><text:span text:style-name="T1">Conclusion:</text:span></text:p>
      <text:p text:style-name="P1"><text:span text:style-name="T1"/></text:p>
      <text:p text:style-name="P1"><text:span text:style-name="T1">The limited adoption of electric vehicles in the bottom 3 counties (Trinity, Lassen, and Alpine) can be attributed to various factors, with lower income levels being a primary driver. To promote EV adoption in these regions, targeted efforts should focus on providing financial incentives, expanding charging infrastructure, conducting awareness campaigns, and addressing specific challenges related to rural geography and transportation options. Policymakers and stakeholders should work collaboratively to create a more conducive environment for EV adoption in these counties and promote sustainable transportation choices.</text:span></text:p>
      <text:p text:style-name="P1"><text:span text:style-name="T1"/></text:p>
      <text:p text:style-name="P1"><text:span text:style-name="T1"/></text:p>
      <text:p text:style-name="P1"><text:span text:style-name="T1"/></text:p>
      <text:p text:style-name="P1"><text:span text:style-name="T1"/></text:p>
      <text:p text:style-name="P1"><text:span text:style-name="T1">3.The most popular EV types are all-electric vehicles (BEVs) and plug-in hybrid electric vehicles (PHEVs). These EV types are considered more favorable for several reasons:</text:span></text:p>
      <text:p text:style-name="P1"><text:span text:style-name="T1"/></text:p>
      <text:p text:style-name="P1"><text:span text:style-name="T1">Environmental Benefits: Both BEVs and PHEVs produce zero tailpipe emissions, which significantly reduces their carbon footprint compared to traditional gasoline-powered vehicles. They help combat air pollution and greenhouse gas emissions, contributing to environmental sustainability.</text:span></text:p>
      <text:p text:style-name="P1"><text:span text:style-name="T1"/></text:p>
      <text:p text:style-name="P1"><text:span text:style-name="T1">Cost Savings: EVs have lower operating costs compared to gasoline-powered vehicles. They are generally more energy-efficient and have fewer moving parts, resulting in reduced maintenance expenses. Additionally, electricity tends to be cheaper than gasoline, resulting in lower fueling costs.</text:span></text:p>
      <text:p text:style-name="P1"><text:span text:style-name="T1"/></text:p>
      <text:p text:style-name="P1"><text:span text:style-name="T1">Quiet and Smooth Operation: Electric vehicles operate quietly and provide a smooth driving experience. The absence of engine noise enhances overall driving comfort and reduces noise pollution in urban areas.</text:span></text:p>
      <text:p text:style-name="P1"><text:span text:style-name="T1"/></text:p>
      <text:p text:style-name="P1"><text:span text:style-name="T1">Incentives and Tax Credits: Many governments and states offer incentives and tax credits to encourage the adoption of EVs. These incentives may include rebates, reduced registration fees, access to carpool lanes, and lower tax rates, making EVs more financially attractive.</text:span></text:p>
      <text:p text:style-name="P1"><text:span text:style-name="T1"/></text:p>
      <text:p text:style-name="P1"><text:span text:style-name="T1">Advancements in Battery Technology: Improvements in battery technology have led to increased driving ranges and reduced charging times for EVs. This addresses concerns about range anxiety and inconvenience related to charging.</text:span></text:p>
      <text:p text:style-name="P1"><text:span text:style-name="T1"/></text:p>
      <text:p text:style-name="P1"><text:span text:style-name="T1">Supportive Policy Environment: Many regions have implemented policies promoting clean energy and sustainable transportation. Governments are investing in charging infrastructure, setting emission reduction targets, and promoting the electrification of transportation.</text:span></text:p>
      <text:p text:style-name="P1"><text:span text:style-name="T1"/></text:p>
      <text:p text:style-name="P1"><text:span text:style-name="T1">Positive Public Perception: EVs are often associated with cutting-edge technology and innovation, making them appealing to consumers looking for modern and eco-friendly transportation options.</text:span></text:p>
      <text:p text:style-name="P1"><text:span text:style-name="T1"/></text:p>
      <text:p text:style-name="P1"><text:span text:style-name="T1">Lower Noise Pollution: The quieter operation of EVs contributes to reducing noise pollution in urban areas, enhancing the overall quality of life for residents.</text:span></text:p>
      <text:p text:style-name="P1"><text:span text:style-name="T1"/></text:p>
      <text:p text:style-name="P1"><text:span text:style-name="T1">Health Benefits: As EVs produce fewer emissions, they lead to improved air quality, which can have positive impacts on public health by reducing respiratory issues and other health problems associated with air pollution.</text:span></text:p>
      <text:p text:style-name="P1"><text:span text:style-name="T1"/></text:p>
      <text:p text:style-name="P1"><text:span text:style-name="T1">Conclusion:</text:span></text:p>
      <text:p text:style-name="P1"><text:span text:style-name="T1"/></text:p>
      <text:p text:style-name="P1"><text:span text:style-name="T1">The popularity of all-electric vehicles (BEVs) and plug-in hybrid electric vehicles (PHEVs) stems from their numerous advantages, including environmental benefits, cost savings, supportive policies, advancements in battery technology, and positive public perception. As more people become environmentally conscious and governments emphasize sustainability, the demand for these EV types is expected to continue growing, leading to a cleaner and more sustainable transportation futur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